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2_16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2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S. M. Fleischman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March 25, 1891</text:p>
      <text:p text:style-name="P6">Month<text:tab/><text:tab/><text:tab/><text:tab/><text:tab/><text:tab/>March</text:p>
      <text:p text:style-name="P6">Year<text:tab/><text:tab/><text:tab/><text:tab/><text:tab/><text:tab/>1891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OFFICE OF THE SUPERINTENDENT./</text:p>
      <text:p text:style-name="P2">The Jewish Foster Home &amp; Orphan Asylum/</text:p>
      <text:p text:style-name="P2">Of Philadelphia./</text:p>
      <text:p text:style-name="P4">Germantown, March 25<text:span text:style-name="T2">th</text:span><text:span text:style-name="T3"> 1891/</text:span></text:p>
      <text:p text:style-name="P3"><text:span text:style-name="T3">Rev. Dr. Morais./</text:span></text:p>
      <text:p text:style-name="P3"><text:span text:style-name="T3"><text:tab/>My Dear Doctor:/</text:span></text:p>
      <text:p text:style-name="P3"><text:span text:style-name="T3"><text:tab/><text:tab/>We receive the/ cake which you never fail to send us on Purim/ and it is needless to say that the children/ did ample justice to it. <text:s/>Many thanks from all/ of us. <text:s/>Your kind letter to the children was/ received this morning, but I have not yet had/ an opportunity to read it to the children./ <text:s/>I forgot my rubbers at your house the other/ evening, and told one of my boys to call for/ them today. <text:s/>With kind regards to you &amp;/ your dear family I am/ Sincerely Yours/ S. M. Fleischma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2T13:04:12.01</meta:creation-date>
    <meta:document-statistic meta:table-count="0" meta:image-count="0" meta:object-count="0" meta:page-count="2" meta:paragraph-count="67" meta:word-count="283" meta:character-count="1905"/>
    <dc:date>2011-11-22T13:07:58.92</dc:date>
    <dc:creator>Penn Libraries</dc:creator>
    <meta:editing-duration>PT00H03M46S</meta:editing-duration>
    <meta:editing-cycles>1</meta:editing-cycles>
    <meta:generator>OpenOffice.org/3.2$Win32 OpenOffice.org_project/320m12$Build-9483</meta:generator>
  </office:meta>
</office:document-meta>
</file>